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 fo:font-size="13pt" fo:font-weight="bold" officeooo:paragraph-rsid="000f6b5c" style:font-size-asian="13pt" style:font-weight-asian="bold" style:font-size-complex="13pt" style:font-weight-complex="bold"/>
    </style:style>
    <style:style style:name="P2" style:family="paragraph" style:parent-style-name="Standard" style:list-style-name="L1">
      <style:text-properties style:font-name="Arial" officeooo:paragraph-rsid="000f6b5c"/>
    </style:style>
    <style:style style:name="P3" style:family="paragraph" style:parent-style-name="Standard">
      <style:paragraph-properties fo:margin-left="0cm" fo:text-align="start" style:justify-single-word="false" fo:text-indent="0cm" style:auto-text-indent="false"/>
      <style:text-properties style:font-name="Arial" officeooo:paragraph-rsid="000f6b5c"/>
    </style:style>
    <style:style style:name="P4" style:family="paragraph" style:parent-style-name="Standard">
      <style:paragraph-properties fo:margin-left="1.251cm" fo:text-align="start" style:justify-single-word="false" fo:text-indent="0cm" style:auto-text-indent="false"/>
      <style:text-properties officeooo:paragraph-rsid="000f6b5c"/>
    </style:style>
    <style:style style:name="T1" style:family="text">
      <style:text-properties officeooo:rsid="000f6b5c"/>
    </style:style>
    <style:style style:name="T2" style:family="text">
      <style:text-properties fo:font-weight="bold" officeooo:rsid="000f6b5c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800080" loext:opacity="100%" style:font-name="Arial" officeooo:rsid="000f6b5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scolha de Pesos</text:span></text:p>
      <text:list text:style-name="L1">
        <text:list-header>
          <text:p text:style-name="P2"/>
        </text:list-header>
      </text:list>
      <text:p text:style-name="P3">Título Principal (H1): <text:s/>bold ou extra bold, entre 700 e 900.<text:line-break/><text:line-break/>Subtítulos (H2, H3): <text:s/>medium ou semi bold, entre 500 e 700.<text:line-break/><text:line-break/>Texto Corporal (parágrafos): <text:s/>regular, 400.<text:line-break/><text:line-break/>Destaques no Corpo do Texto, <text:s/>palavras-chave ou frases importantes: <text:span text:style-name="T1">e</text:span>ntre 500 e 700.<text:line-break/><text:line-break/></text:p>
      <text:p text:style-name="P3"><text:span text:style-name="T2">Dicas para l</text:span><text:span text:style-name="T3">egibilidade</text:span><text:line-break/><text:line-break/><text:span text:style-name="T1">Evitar usar o peso bold para textos longos.</text:span><text:line-break/><text:line-break/>Us<text:span text:style-name="T1">ar </text:span>light, entre 200 e 300, <text:span text:style-name="T1">em</text:span> textos secundários, <text:span text:style-name="T1">do </text:span>rodapé ou<text:span text:style-name="T1"> </text:span>anotações, <text:span text:style-name="T1">com contraste adequado</text:span>.<text:line-break/></text:p>
      <text:p text:style-name="P4"><text:span text:style-name="T4">Detalhe: o tamanho e a cor podem dar destaque que dispense um peso maior.</text:span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18:05:04.043000000</meta:creation-date>
    <dc:date>2024-11-28T18:16:10.561000000</dc:date>
    <meta:editing-duration>PT11M6S</meta:editing-duration>
    <meta:editing-cycles>3</meta:editing-cycles>
    <meta:generator>LibreOffice/24.8.3.2$Windows_X86_64 LibreOffice_project/48a6bac9e7e268aeb4c3483fcf825c94556d9f92</meta:generator>
    <meta:document-statistic meta:table-count="0" meta:image-count="0" meta:object-count="0" meta:page-count="1" meta:paragraph-count="5" meta:word-count="85" meta:character-count="515" meta:non-whitespace-character-count="422"/>
  </office:meta>
</office:document-meta>
</file>